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EUAlbertina" svg:font-family="EUAlbertina, 'Times New Roman'" style:font-family-generic="roman"/>
    <style:font-face style:name="Antiqua" svg:font-family="Antiqua, 'Century Gothic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, Times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cm" table:align="left" style:writing-mode="lr-tb"/>
    </style:style>
    <style:style style:name="Таблица1.A" style:family="table-column">
      <style:table-column-properties style:column-width="8.752cm"/>
    </style:style>
    <style:style style:name="Таблица1.B" style:family="table-column">
      <style:table-column-properties style:column-width="8.74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2" style:family="table">
      <style:table-properties style:width="17.898cm" fo:margin-left="-0.199cm" table:align="left" style:writing-mode="lr-tb"/>
    </style:style>
    <style:style style:name="Таблица2.A" style:family="table-column">
      <style:table-column-properties style:column-width="5.701cm"/>
    </style:style>
    <style:style style:name="Таблица2.B" style:family="table-column">
      <style:table-column-properties style:column-width="7.751cm"/>
    </style:style>
    <style:style style:name="Таблица2.C" style:family="table-column">
      <style:table-column-properties style:column-width="4.44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.097cm" fo:padding-bottom="0.097cm" fo:border="none" style:writing-mode="lr-tb"/>
    </style:style>
    <style:style style:name="Таблица2.3" style:family="table-row">
      <style:table-row-properties style:min-row-height="3.358cm" fo:keep-together="auto"/>
    </style:style>
    <style:style style:name="Таблица2.4" style:family="table-row">
      <style:table-row-properties style:min-row-height="3.29cm" fo:keep-together="auto"/>
    </style:style>
    <style:style style:name="Таблица3" style:family="table">
      <style:table-properties style:width="17.711cm" fo:margin-left="-0.106cm" table:align="left" style:writing-mode="lr-tb"/>
    </style:style>
    <style:style style:name="Таблица3.A" style:family="table-column">
      <style:table-column-properties style:column-width="4.406cm"/>
    </style:style>
    <style:style style:name="Таблица3.B" style:family="table-column">
      <style:table-column-properties style:column-width="13.305cm"/>
    </style:style>
    <style:style style:name="Таблица3.1" style:family="table-row">
      <style:table-row-properties style:min-row-height="3.888cm" fo:keep-together="auto"/>
    </style:style>
    <style:style style:name="Таблица3.A1" style:family="table-cell">
      <style:table-cell-properties style:vertical-align="top" fo:background-color="#ffffff" fo:padding="0.106cm" fo:border="none" style:writing-mode="lr-tb">
        <style:background-image/>
      </style:table-cell-properties>
    </style:style>
    <style:style style:name="Таблица4" style:family="table">
      <style:table-properties style:width="17.711cm" fo:margin-left="-0.106cm" table:align="left" style:writing-mode="lr-tb"/>
    </style:style>
    <style:style style:name="Таблица4.A" style:family="table-column">
      <style:table-column-properties style:column-width="4.406cm"/>
    </style:style>
    <style:style style:name="Таблица4.B" style:family="table-column">
      <style:table-column-properties style:column-width="13.305cm"/>
    </style:style>
    <style:style style:name="Таблица4.1" style:family="table-row">
      <style:table-row-properties style:min-row-height="3.888cm" fo:keep-together="auto"/>
    </style:style>
    <style:style style:name="Таблица4.A1" style:family="table-cell">
      <style:table-cell-properties style:vertical-align="top" fo:background-color="#ffffff" fo:padding="0.106cm" fo:border="none" style:writing-mode="lr-tb">
        <style:background-image/>
      </style:table-cell-properties>
    </style:style>
    <style:style style:name="Таблица5" style:family="table">
      <style:table-properties style:width="17.711cm" fo:margin-left="-0.106cm" table:align="left" style:writing-mode="lr-tb"/>
    </style:style>
    <style:style style:name="Таблица5.A" style:family="table-column">
      <style:table-column-properties style:column-width="4.406cm"/>
    </style:style>
    <style:style style:name="Таблица5.B" style:family="table-column">
      <style:table-column-properties style:column-width="13.30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background-color="#ffffff" fo:padding="0.106cm" fo:border="none" style:writing-mode="lr-tb">
        <style:background-image/>
      </style:table-cell-properties>
    </style:style>
    <style:style style:name="P1" style:family="paragraph" style:parent-style-name="Standard"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4pt" fo:language="uk" fo:country="UA" style:font-size-asian="14pt" style:font-size-complex="14pt"/>
    </style:style>
    <style:style style:name="P3" style:family="paragraph" style:parent-style-name="Standard">
      <style:paragraph-properties fo:orphans="0" fo:widows="0"/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.176cm" fo:margin-bottom="0.168cm" loext:contextual-spacing="false" style:line-height-at-least="0.302cm"/>
    </style:style>
    <style:style style:name="P7" style:family="paragraph" style:parent-style-name="Standard">
      <style:paragraph-properties fo:margin-top="0.176cm" fo:margin-bottom="0.168cm" loext:contextual-spacing="false" style:line-height-at-least="0.302cm"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.176cm" fo:margin-bottom="0.168cm" loext:contextual-spacing="false" style:line-height-at-least="0.302cm" fo:text-align="center" style:justify-single-word="false"/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margin-top="0.176cm" fo:margin-bottom="0.168cm" loext:contextual-spacing="false" style:snap-to-layout-grid="false"/>
      <style:text-properties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.176cm" fo:margin-bottom="0.168cm" loext:contextual-spacing="false" fo:text-align="justify" style:justify-single-word="false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margin-top="0.176cm" fo:margin-bottom="0.168cm" loext:contextual-spacing="false" fo:text-align="center" style:justify-single-word="false"/>
      <style:text-properties fo:font-size="14pt" fo:language="uk" fo:country="UA" style:font-size-asian="14pt" style:font-size-complex="14pt"/>
    </style:style>
    <style:style style:name="P12" style:family="paragraph" style:parent-style-name="Standard">
      <style:paragraph-properties fo:margin-top="0.176cm" fo:margin-bottom="0.168cm" loext:contextual-spacing="false" style:line-height-at-least="0.302cm" fo:text-align="center" style:justify-single-word="false"/>
      <style:text-properties fo:font-size="18pt" fo:language="uk" fo:country="UA" fo:font-weight="bold" style:font-size-asian="18pt" style:font-weight-asian="bold" style:font-size-complex="18pt"/>
    </style:style>
    <style:style style:name="P13" style:family="paragraph" style:parent-style-name="Standard">
      <style:paragraph-properties fo:margin-top="0.176cm" fo:margin-bottom="0.168cm" loext:contextual-spacing="false" style:line-height-at-least="0.302cm" fo:text-align="center" style:justify-single-word="false"/>
      <style:text-properties fo:font-size="16pt" fo:language="uk" fo:country="UA" fo:font-weight="bold" style:font-size-asian="16pt" style:font-weight-asian="bold" style:font-size-complex="16pt"/>
    </style:style>
    <style:style style:name="P14" style:family="paragraph" style:parent-style-name="Standard">
      <style:paragraph-properties fo:margin-top="0.176cm" fo:margin-bottom="0.168cm" loext:contextual-spacing="false" fo:text-align="justify" style:justify-single-word="false"/>
    </style:style>
    <style:style style:name="P15" style:family="paragraph" style:parent-style-name="Standard">
      <style:paragraph-properties fo:margin-top="0.176cm" fo:margin-bottom="0.168cm" loext:contextual-spacing="false" fo:text-align="center" style:justify-single-word="false"/>
      <style:text-properties fo:language="uk" fo:country="UA"/>
    </style:style>
    <style:style style:name="P16" style:family="paragraph" style:parent-style-name="Standard">
      <style:paragraph-properties fo:margin-top="0.176cm" fo:margin-bottom="0.168cm" loext:contextual-spacing="false" fo:text-align="justify" style:justify-single-word="false"/>
      <style:text-properties fo:language="uk" fo:country="UA"/>
    </style:style>
    <style:style style:name="P17" style:family="paragraph" style:parent-style-name="Standard">
      <style:paragraph-properties fo:margin-top="0.176cm" fo:margin-bottom="0.168cm" loext:contextual-spacing="false" fo:text-align="justify" style:justify-single-word="false"/>
    </style:style>
    <style:style style:name="P18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19" style:family="paragraph" style:parent-style-name="Standard">
      <style:paragraph-properties fo:margin-top="0.212cm" fo:margin-bottom="0.212cm" loext:contextual-spacing="false"/>
      <style:text-properties fo:font-size="14pt" fo:language="uk" fo:country="UA" style:font-size-asian="14pt" style:font-size-complex="14pt"/>
    </style:style>
    <style:style style:name="P20" style:family="paragraph" style:parent-style-name="Standard">
      <style:paragraph-properties fo:margin-top="0.212cm" fo:margin-bottom="0.212cm" loext:contextual-spacing="false" style:snap-to-layout-grid="false"/>
      <style:text-properties fo:font-size="14pt" fo:language="uk" fo:country="UA" style:font-size-asian="14pt" style:font-size-complex="14pt"/>
    </style:style>
    <style:style style:name="P21" style:family="paragraph" style:parent-style-name="Standard">
      <style:paragraph-properties fo:margin-top="0.212cm" fo:margin-bottom="0.212cm" loext:contextual-spacing="false" fo:text-align="justify" style:justify-single-word="false"/>
      <style:text-properties fo:font-size="14pt" fo:language="uk" fo:country="UA" style:font-size-asian="14pt" style:font-size-complex="14pt"/>
    </style:style>
    <style:style style:name="P22" style:family="paragraph" style:parent-style-name="Standard">
      <style:paragraph-properties fo:margin-top="0.212cm" fo:margin-bottom="0.212cm" loext:contextual-spacing="false" fo:text-align="justify" style:justify-single-word="false"/>
    </style:style>
    <style:style style:name="P23" style:family="paragraph" style:parent-style-name="Standard">
      <style:paragraph-properties fo:margin-top="0.212cm" fo:margin-bottom="0.212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51cm" style:auto-text-indent="false"/>
    </style:style>
    <style:style style:name="P25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51cm" style:auto-text-indent="false"/>
      <style:text-properties fo:font-size="14pt" fo:language="uk" fo:country="UA" style:font-size-asian="14pt" style:font-size-complex="14pt"/>
    </style:style>
    <style:style style:name="P26" style:family="paragraph" style:parent-style-name="Standard">
      <style:paragraph-properties fo:margin-left="0cm" fo:margin-right="0cm" fo:margin-top="0.212cm" fo:margin-bottom="0.212cm" loext:contextual-spacing="false" fo:text-indent="1.251cm" style:auto-text-indent="false"/>
      <style:text-properties fo:font-size="14pt" fo:language="uk" fo:country="UA" style:font-size-asian="14pt" style:font-size-complex="14pt"/>
    </style:style>
    <style:style style:name="P27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51cm" style:auto-text-indent="false"/>
      <style:text-properties fo:font-size="14pt" fo:language="uk" fo:country="UA" style:font-size-asian="14pt" style:font-size-complex="14pt"/>
    </style:style>
    <style:style style:name="P28" style:family="paragraph" style:parent-style-name="Standard">
      <style:paragraph-properties fo:margin-left="0cm" fo:margin-right="0cm" fo:margin-top="0.212cm" fo:margin-bottom="0.212cm" loext:contextual-spacing="false" fo:text-indent="1.251cm" style:auto-text-indent="false"/>
    </style:style>
    <style:style style:name="P29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51cm" style:auto-text-indent="false"/>
      <style:text-properties fo:color="#000000" fo:font-size="14pt" fo:language="uk" fo:country="UA" fo:background-color="#ffffff" style:font-size-asian="14pt" style:font-size-complex="14pt"/>
    </style:style>
    <style:style style:name="P30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51cm" style:auto-text-indent="false"/>
      <style:text-properties fo:color="#000000" fo:font-size="14pt" fo:language="uk" fo:country="UA" style:font-size-asian="14pt" style:font-size-complex="14pt" fo:background-color="#ffffff"/>
    </style:style>
    <style:style style:name="P31" style:family="paragraph" style:parent-style-name="Standard">
      <style:paragraph-properties fo:margin-top="0.067cm" fo:margin-bottom="0cm" loext:contextual-spacing="false"/>
      <style:text-properties fo:font-size="14pt" fo:language="uk" fo:country="UA" style:font-size-asian="14pt" style:font-size-complex="14pt"/>
    </style:style>
    <style:style style:name="P32" style:family="paragraph" style:parent-style-name="Standard">
      <style:paragraph-properties fo:margin-top="0.067cm" fo:margin-bottom="0cm" loext:contextual-spacing="false"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margin-top="0.176cm" fo:margin-bottom="0.168cm" loext:contextual-spacing="false" fo:text-align="justify" style:justify-single-word="false" fo:text-indent="1.27cm" style:auto-text-indent="false"/>
    </style:style>
    <style:style style:name="P34" style:family="paragraph" style:parent-style-name="Standard">
      <style:paragraph-properties fo:margin-left="0cm" fo:margin-right="0cm" fo:margin-top="0.176cm" fo:margin-bottom="0.168cm" loext:contextual-spacing="false" fo:text-align="justify" style:justify-single-word="false" fo:text-indent="1.27cm" style:auto-text-indent="false"/>
    </style:style>
    <style:style style:name="P35" style:family="paragraph" style:parent-style-name="Standard">
      <style:paragraph-properties fo:margin-top="0.176cm" fo:margin-bottom="0.265cm" loext:contextual-spacing="false" style:line-height-at-least="0.476cm" fo:text-align="justify" style:justify-single-word="false"/>
      <style:text-properties fo:font-size="14pt" fo:language="uk" fo:country="UA" style:font-size-asian="14pt" style:font-size-complex="14pt"/>
    </style:style>
    <style:style style:name="P36" style:family="paragraph" style:parent-style-name="Standard">
      <style:paragraph-properties fo:margin-top="0.176cm" fo:margin-bottom="0.265cm" loext:contextual-spacing="false" style:line-height-at-least="0.476cm" fo:text-align="justify" style:justify-single-word="false" fo:orphans="0" fo:widows="0"/>
      <style:text-properties fo:font-size="14pt" fo:language="uk" fo:country="UA" style:font-size-asian="14pt" style:font-size-complex="14pt"/>
    </style:style>
    <style:style style:name="P37" style:family="paragraph" style:parent-style-name="Standard">
      <style:paragraph-properties fo:margin-top="0.176cm" fo:margin-bottom="0.265cm" loext:contextual-spacing="false" style:line-height-at-least="0.476cm" fo:text-align="center" style:justify-single-word="false"/>
      <style:text-properties fo:font-size="14pt" fo:language="uk" fo:country="UA" style:font-size-asian="14pt" style:font-size-complex="14pt"/>
    </style:style>
    <style:style style:name="P38" style:family="paragraph" style:parent-style-name="Standard">
      <style:paragraph-properties fo:margin-top="0.176cm" fo:margin-bottom="0.265cm" loext:contextual-spacing="false" style:line-height-at-least="0.476cm" fo:text-align="justify" style:justify-single-word="false"/>
    </style:style>
    <style:style style:name="P39" style:family="paragraph" style:parent-style-name="Standard">
      <style:paragraph-properties fo:margin-top="0.176cm" fo:margin-bottom="0.265cm" loext:contextual-spacing="false" style:line-height-at-least="0.476cm" fo:text-align="justify" style:justify-single-word="false" style:snap-to-layout-grid="false"/>
    </style:style>
    <style:style style:name="P40" style:family="paragraph" style:parent-style-name="Standard">
      <style:paragraph-properties fo:margin-top="0.176cm" fo:margin-bottom="0.265cm" loext:contextual-spacing="false" style:line-height-at-least="0.476cm" style:snap-to-layout-grid="false"/>
    </style:style>
    <style:style style:name="P41" style:family="paragraph" style:parent-style-name="Standard">
      <style:paragraph-properties fo:margin-left="0.009cm" fo:margin-right="0cm" fo:margin-top="0.176cm" fo:margin-bottom="0.265cm" loext:contextual-spacing="false" style:line-height-at-least="0.476cm" fo:text-indent="0cm" style:auto-text-indent="false" style:snap-to-layout-grid="false"/>
    </style:style>
    <style:style style:name="P42" style:family="paragraph" style:parent-style-name="Standard">
      <style:paragraph-properties fo:margin-left="1.886cm" fo:margin-right="0cm" fo:margin-top="0.176cm" fo:margin-bottom="0.168cm" loext:contextual-spacing="false" fo:text-align="justify" style:justify-single-word="false" fo:text-indent="0cm" style:auto-text-indent="false"/>
    </style:style>
    <style:style style:name="P43" style:family="paragraph" style:parent-style-name="Standard" style:master-page-name="Standard">
      <style:paragraph-properties fo:text-align="end" style:justify-single-word="false" style:page-number="auto"/>
      <style:text-properties fo:font-size="14pt" fo:language="uk" fo:country="UA" style:font-size-asian="14pt" style:font-size-complex="14pt"/>
    </style:style>
    <style:style style:name="P44" style:family="paragraph" style:parent-style-name="Header">
      <style:text-properties fo:color="#ffffff" fo:language="uk" fo:country="UA"/>
    </style:style>
    <style:style style:name="P45" style:family="paragraph" style:parent-style-name="Header">
      <style:paragraph-properties fo:text-align="center" style:justify-single-word="false"/>
      <style:text-properties fo:color="#ffffff" fo:language="uk" fo:country="UA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language="uk" fo:country="UA" fo:font-weight="bold" style:font-size-asian="14pt" style:font-weight-asian="bold" style:font-size-complex="14pt"/>
    </style:style>
    <style:style style:name="T3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uk" fo:country="UA" style:font-size-asian="14pt" style:font-size-complex="14pt" fo:background-color="#ffffff"/>
    </style:style>
    <style:style style:name="T7" style:family="text">
      <style:text-properties fo:font-size="14pt" fo:language="uk" fo:country="UA" fo:background-color="#ffffff" loext:char-shading-value="0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language="uk" fo:country="UA"/>
    </style:style>
    <style:style style:name="T10" style:family="text">
      <style:text-properties fo:color="#222222" fo:font-size="14pt" fo:font-weight="bold" fo:background-color="#ffffff" loext:char-shading-value="0" style:font-size-asian="14pt" style:font-weight-asian="bold" style:font-size-complex="14pt" style:font-weight-complex="bold"/>
    </style:style>
    <style:style style:name="T11" style:family="text">
      <style:text-properties fo:color="#222222" fo:font-size="14pt" fo:language="uk" fo:country="UA" fo:font-weight="bold" fo:background-color="#ffffff" loext:char-shading-value="0" style:font-size-asian="14pt" style:font-weight-asian="bold" style:font-size-complex="14pt" style:font-weight-complex="bold"/>
    </style:style>
    <style:style style:name="T12" style:family="text">
      <style:text-properties fo:color="#000000" fo:font-size="14pt" fo:language="uk" fo:country="UA" style:font-size-asian="14pt" style:font-size-complex="14pt"/>
    </style:style>
    <style:style style:name="T13" style:family="text">
      <style:text-properties fo:color="#000000" fo:font-size="14pt" fo:language="uk" fo:country="UA" style:font-size-asian="14pt" style:font-size-complex="14pt"/>
    </style:style>
    <style:style style:name="T14" style:family="text">
      <style:text-properties fo:color="#000000" fo:font-size="14pt" fo:language="uk" fo:country="UA" fo:background-color="#ffffff" loext:char-shading-value="0" style:font-size-asian="14pt" style:font-size-complex="14pt"/>
    </style:style>
    <style:style style:name="T15" style:family="text">
      <style:text-properties style:text-position="super 58%" fo:font-size="14pt" fo:language="uk" fo:country="UA" style:font-size-asian="14pt" style:font-size-complex="14pt"/>
    </style:style>
    <style:style style:name="T16" style:family="text">
      <style:text-properties fo: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ЄКТ</text:p>
      <text:p text:style-name="P7"/>
      <text:p text:style-name="P7"/>
      <text:p text:style-name="P12">КАБІНЕТ МІНІСТРІВ УКРАЇНИ</text:p>
      <text:p text:style-name="P13">ПОСТАНОВА</text:p>
      <text:p text:style-name="P8">від __ ________ 20__ року № ____</text:p>
      <text:p text:style-name="P8">Київ</text:p>
      <text:p text:style-name="P18"><text:bookmark text:name="n3"/>Про затвердження Технічного регламенту засобів цивільного захисту</text:p>
      <text:p text:style-name="P24"><text:bookmark text:name="n4"/><text:span text:style-name="T4">Відповідно до статті 5 Закону України «Про технічні регламенти та оцінку відповідності» та статті 46 Кодексу цивільного захисту України Кабінет Міністрів України </text:span><text:span text:style-name="T2">постановляє</text:span><text:span text:style-name="T4">:</text:span></text:p>
      <text:p text:style-name="P25"><text:bookmark text:name="n5"/>1. Затвердити Технічний регламент засобів цивільного захисту, що додається.</text:p>
      <text:p text:style-name="P25"><text:bookmark text:name="n6"/>2. Державній службі з надзвичайних ситуацій забезпечити впровадження затвердженого цією постановою Технічного регламенту засобів цивільного захисту.<text:bookmark text:name="n7"/></text:p>
      <text:p text:style-name="P24"><text:bookmark text:name="n8"/><text:span text:style-name="T4">3. </text:span><text:span text:style-name="rvts0"><text:span text:style-name="T8">Внести до постанов Кабінету Міністрів України зміни, що додаються.</text:span></text:span></text:p>
      <text:p text:style-name="P24"><text:span text:style-name="T4">4. Ця постанова набирає чинності через один рік з дня її опублікування.</text:span></text:p>
      <text:p text:style-name="P1"/>
      <text:p text:style-name="P1"/>
      <text:p text:style-name="P1"/>
      <text:p text:style-name="P6"><text:span text:style-name="T3">Прем'єр-міністр України <text:tab/><text:tab/><text:tab/><text:tab/><text:tab/><text:tab/></text:span><text:span text:style-name="T10">О</text:span><text:span text:style-name="T11">. </text:span><text:span text:style-name="T10">Г</text:span><text:span text:style-name="T11">ОНЧАРУК</text:span></text:p>
      <text:p text:style-name="P31"><text:bookmark text:name="n176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"><text:bookmark text:name="n12"/></text:p>
          </table:table-cell>
          <table:table-cell table:style-name="Таблица1.A1" office:value-type="string">
            <text:p text:style-name="P2">ЗАТВЕРДЖЕНО</text:p>
            <text:p text:style-name="P3">постановою Кабінету Міністрів України </text:p>
            <text:p text:style-name="P3">____ ________ 20__ р. № ____</text:p>
          </table:table-cell>
        </table:table-row>
      </table:table>
      <text:p text:style-name="P15"/>
      <text:p text:style-name="P15"/>
      <text:p text:style-name="P32">ЗМІНИ,</text:p>
      <text:p text:style-name="P5"><text:span text:style-name="T2">що вносяться до постанов Кабінету Міністрів України </text:span></text:p>
      <text:p text:style-name="P4"/>
      <text:p text:style-name="P25">1. У Переліку видів продукції, щодо яких органи державного ринкового нагляду здійснюють державний ринковий нагляд, затвердженого постановою Кабінету Міністрів України від 28 грудня 2016 р. № 1069 (Офіційний вісник України, 2017 р., № 50, ст. 1550):</text:p>
      <text:p text:style-name="P14"><text:bookmark text:name="n168"/><text:span text:style-name="T4"><text:tab/>1) у пункті 6 </text:span><text:span text:style-name="T8">граф</text:span><text:span text:style-name="T4">и</text:span><text:span text:style-name="T8"> </text:span><text:span text:style-name="T4">"</text:span><text:span text:style-name="T12">Вид продукції, щодо якого здійснюється державний ринковий нагляд (сфера відповідальності органу державного ринкового нагляду)</text:span><text:span text:style-name="T4">"</text:span><text:span text:style-name="T12"> </text:span><text:span text:style-name="T4">після слів "Будівельні вироби" доповнити словами "(крім засобів протипожежного захисту (протипожежне обладнання, вогнеперешкоджальні, вогнеущільнювальні, вогнезахисті та антипіренні вироби, кабелі зі спеціальними пожежними характеристиками)";</text:span></text:p>
      <text:p text:style-name="P33"><text:span text:style-name="T4">2) доповнити перелік пунктами 7</text:span><text:span text:style-name="T15">1</text:span><text:span text:style-name="T4"> — 7</text:span><text:span text:style-name="T15">8</text:span><text:span text:style-name="T4"> такого змісту:</text:span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8"><text:span text:style-name="T4">«7</text:span><text:span text:style-name="T15">1</text:span><text:span text:style-name="T4">. Засоби цивільного захисту (зокрема засоби протипожежного захисту)</text:span></text:p>
          </table:table-cell>
          <table:table-cell table:style-name="Таблица2.A1" office:value-type="string">
            <text:p text:style-name="P35">постанова Кабінету Міністрів України від __ _________ 201_ р. № ____ "Про затвердження Технічного регламенту засобів цивільного захисту"</text:p>
          </table:table-cell>
          <table:table-cell table:style-name="Таблица2.A1" office:value-type="string">
            <text:p text:style-name="P37">ДСНС</text:p>
          </table:table-cell>
        </table:table-row>
        <table:table-row table:style-name="Таблица2.1">
          <table:table-cell table:style-name="Таблица2.A1" office:value-type="string">
            <text:p text:style-name="P40"><text:span text:style-name="T4">7</text:span><text:span text:style-name="T15">2</text:span><text:span text:style-name="T4">. Пожежні <text:s text:c="10"/>ліфти, вогнестійкі <text:s text:c="13"/>двері ліфтових шахт</text:span></text:p>
          </table:table-cell>
          <table:table-cell table:style-name="Таблица2.A1" office:value-type="string">
            <text:p text:style-name="P35">постанова Кабінету Міністрів України від 21 червня 2017 р. № 438 "Про затвердження Технічного регламенту ліфтів і компонентів безпеки для ліфтів"</text:p>
          </table:table-cell>
          <table:table-cell table:style-name="Таблица2.A1" office:value-type="string">
            <text:p text:style-name="P37">-"-</text:p>
          </table:table-cell>
        </table:table-row>
        <table:table-row table:style-name="Таблица2.3">
          <table:table-cell table:style-name="Таблица2.A1" office:value-type="string">
            <text:p text:style-name="P41"><text:span text:style-name="T4">7</text:span><text:span text:style-name="T15">3</text:span><text:span text:style-name="T4">. Рятувальне устаткування</text:span></text:p>
          </table:table-cell>
          <table:table-cell table:style-name="Таблица2.A1" office:value-type="string">
            <text:p text:style-name="P35">постанова Кабінету Міністрів України від 6 лютого 2019 р. № 342 "Про затвердження Технічного регламенту канатних доріг"</text:p>
          </table:table-cell>
          <table:table-cell table:style-name="Таблица2.A1" office:value-type="string">
            <text:p text:style-name="P37">-"-</text:p>
          </table:table-cell>
        </table:table-row>
        <text:soft-page-break/>
        <table:table-row table:style-name="Таблица2.4">
          <table:table-cell table:style-name="Таблица2.A1" office:value-type="string">
            <text:p text:style-name="P41"><text:span text:style-name="T4">7</text:span><text:span text:style-name="T15">4</text:span><text:span text:style-name="T4">. Вогнегасники</text:span></text:p>
          </table:table-cell>
          <table:table-cell table:style-name="Таблица2.A1" office:value-type="string">
            <text:p text:style-name="P35">постанова Кабінету Міністрів України від 16 січня 2019 р. № 27 "Про затвердження Технічного регламенту безпеки обладнання, що працює під тиском"</text:p>
          </table:table-cell>
          <table:table-cell table:style-name="Таблица2.A1" office:value-type="string">
            <text:p text:style-name="P37">-"-</text:p>
          </table:table-cell>
        </table:table-row>
        <table:table-row table:style-name="Таблица2.1">
          <table:table-cell table:style-name="Таблица2.A1" office:value-type="string">
            <text:p text:style-name="P40"><text:span text:style-name="T4">7</text:span><text:span text:style-name="T15">5</text:span><text:span text:style-name="T4">. Засоби індивідуального захисту рятувальників (пожежників) та від пожежі</text:span></text:p>
          </table:table-cell>
          <table:table-cell table:style-name="Таблица2.A1" office:value-type="string">
            <text:p text:style-name="P35">постанова Кабінету Міністрів України від 21 серпня 2019 р. № 771 "Про затвердження Технічного регламенту засобів індивідуального захисту"</text:p>
          </table:table-cell>
          <table:table-cell table:style-name="Таблица2.A1" office:value-type="string">
            <text:p text:style-name="P37">-"-</text:p>
          </table:table-cell>
        </table:table-row>
        <table:table-row table:style-name="Таблица2.1">
          <table:table-cell table:style-name="Таблица2.A1" office:value-type="string">
            <text:p text:style-name="P39"><text:span text:style-name="T4">7</text:span><text:span text:style-name="T15">6</text:span><text:span text:style-name="T4">. Протипожежне та рятувальне низьковольтне електричне обладнання, кабелі зі спеціальними пожежними характеристиками</text:span></text:p>
          </table:table-cell>
          <table:table-cell table:style-name="Таблица2.A1" office:value-type="string">
            <text:p text:style-name="P36">постанова Кабінету Міністрів України від 16 грудня 2015 р. № 1067 "Про затвердження Технічного регламенту низьковольтного електричного обладнання"</text:p>
          </table:table-cell>
          <table:table-cell table:style-name="Таблица2.A1" office:value-type="string">
            <text:p text:style-name="P37">-"-</text:p>
          </table:table-cell>
        </table:table-row>
        <table:table-row table:style-name="Таблица2.1">
          <table:table-cell table:style-name="Таблица2.A1" office:value-type="string">
            <text:p text:style-name="P40"><text:span text:style-name="T4">7</text:span><text:span text:style-name="T15">7</text:span><text:span text:style-name="T4">. Пожежні <text:s text:c="17"/>та рятувальні <text:s text:c="4"/>машини <text:s text:c="3"/>і механічне устаткування</text:span></text:p>
          </table:table-cell>
          <table:table-cell table:style-name="Таблица2.A1" office:value-type="string">
            <text:p text:style-name="P35">постанова Кабінету Міністрів України від 13 січня 2013 р. № 62 "Про затвердження Технічного регламенту безпеки машин"</text:p>
          </table:table-cell>
          <table:table-cell table:style-name="Таблица2.A1" office:value-type="string">
            <text:p text:style-name="P37">-"-</text:p>
          </table:table-cell>
        </table:table-row>
        <table:table-row table:style-name="Таблица2.1">
          <table:table-cell table:style-name="Таблица2.A1" office:value-type="string">
            <text:p text:style-name="P40"><text:span text:style-name="T4">7</text:span><text:span text:style-name="T15">8</text:span><text:span text:style-name="T4">. Засоби протипожежного захисту <text:s text:c="2"/>(протипожежне обладнання, вогнеперешкоджальні, вогнеущільнювальні, вогнезахисті <text:s text:c="16"/>та антипіренні <text:s text:c="8"/>вироби, кабелі <text:s text:c="2"/>зі <text:s text:c="2"/>спеціальними пожежними характеристиками) </text:span></text:p>
          </table:table-cell>
          <table:table-cell table:style-name="Таблица2.A1" office:value-type="string">
            <text:p text:style-name="P35">постанова Кабінету Міністрів України від 20 грудня 2006 р. № 1764 "Про затвердження Технічного регламенту будівельних виробів, будівель і споруд"</text:p>
          </table:table-cell>
          <table:table-cell table:style-name="Таблица2.A1" office:value-type="string">
            <text:p text:style-name="P37">-"-».</text:p>
          </table:table-cell>
        </table:table-row>
      </table:table>
      <text:p text:style-name="P42"/>
      <text:p text:style-name="P16"/>
      <text:p text:style-name="P14"><text:span text:style-name="T4"><text:tab/>3) у графі "</text:span><text:span text:style-name="T12">Вид продукції, щодо якого здійснюється державний ринковий нагляд (сфера відповідальності органу державного ринкового нагляду)</text:span><text:span text:style-name="T4">":</text:span></text:p>
      <text:p text:style-name="P33"><text:soft-page-break/><text:span text:style-name="T4">пункт 9 після слів "</text:span><text:span text:style-name="T12">Ліфти і компоненти безпеки для ліфтів</text:span><text:span text:style-name="T4">"</text:span><text:span text:style-name="T7"> доповнити словами </text:span><text:span text:style-name="T4">"</text:span><text:span text:style-name="T7">(крім п</text:span><text:span text:style-name="T4">ожежних ліфтів, вогнестійких дверей ліфтових шахт</text:span><text:span text:style-name="T7">)</text:span><text:span text:style-name="T4">"</text:span><text:span text:style-name="T7">;</text:span></text:p>
      <text:p text:style-name="P14"><text:span text:style-name="T4"><text:tab/>пункт 10 після слів "</text:span><text:span text:style-name="T7">Канатні дороги для перевезення пасажирів, їх вузли та пристрої безпеки</text:span><text:span text:style-name="T4">" доповнити словами "(крім рятувального устаткування)";</text:span></text:p>
      <text:p text:style-name="P14"><text:span text:style-name="T4"><text:tab/>пункт 11 після слів "Обладнання, що працює під тиском"</text:span><text:span text:style-name="T7"> доповнити словами </text:span><text:span text:style-name="T4">"</text:span><text:span text:style-name="T7">(крім вогнегасників)</text:span><text:span text:style-name="T4">"</text:span><text:span text:style-name="T7">;</text:span></text:p>
      <text:p text:style-name="P14"><text:span text:style-name="T4"><text:tab/>пункт 12 після слів "</text:span><text:span text:style-name="T7">Засоби індивідуального захисту</text:span><text:span text:style-name="T4">"</text:span><text:span text:style-name="T7"> доповнити словами </text:span><text:span text:style-name="T4">"</text:span><text:span text:style-name="T7">(крім </text:span><text:span text:style-name="T4">засобів індивідуального захисту рятувальників (пожежників) та від пожежі</text:span><text:span text:style-name="T7">)</text:span><text:span text:style-name="T4">"</text:span><text:span text:style-name="T7">;</text:span></text:p>
      <text:p text:style-name="P14"><text:span text:style-name="T4"><text:tab/>пункт 15 після слів "М</text:span><text:span text:style-name="T7">ашини та устаткування» доповнити словами </text:span><text:span text:style-name="T4">"</text:span><text:span text:style-name="T7">(крім п</text:span><text:span text:style-name="T4">ожежних та рятувальних машин)";</text:span></text:p>
      <text:p text:style-name="P14"><text:span text:style-name="T4"><text:tab/>пункт 39 після слів "</text:span><text:span text:style-name="T6">Низьковольтне електричне обладнання</text:span><text:span text:style-name="T4">" доповнити словами "(крім протипожежного та рятувального низьковольтного електричного обладнання, кабелів зі спеціальними пожежними характеристиками)".</text:span></text:p>
      <text:p text:style-name="P24"><text:span text:style-name="T4"><text:tab/>2. </text:span><text:span text:style-name="T14">У</text:span><text:span text:style-name="T4"> додатку</text:span><text:span text:style-name="T14"> до постанови Кабінету Міністрів України від 16 грудня 2015 р. № 1057 «Про визначення сфер діяльності, у яких центральні органи виконавчої влади здійснюють функції технічного регулювання</text:span><text:span text:style-name="T4">»</text:span><text:span text:style-name="T14"> (Офіційний вісник України, 2015 р., № 102, ст. 3519; 2018 р., № 8, ст. 305, № 42, ст. 1489;</text:span><text:span text:style-name="T12"> 2020 р., № 2, ст. 1</text:span><text:span text:style-name="T14">):</text:span></text:p>
      <text:p text:style-name="P26">1) позицію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0"/>
            <text:p text:style-name="P19">«МВС </text:p>
            <text:p text:style-name="P19"/>
          </table:table-cell>
          <table:table-cell table:style-name="Таблица3.A1" office:value-type="string">
            <text:p text:style-name="P23"><text:span text:style-name="T12">охорона громадського порядку, забезпечення громадської безпеки (у тому числі піротехнічні вироби; технічні засоби охоронного призначення; спеціальні засоби індивідуального захисту та активної оборони; мисливська і спортивна вогнепальна зброя; холодна зброя; конструктивно схожі із зброєю вироби для розваг і відпочинку)</text:span><text:span text:style-name="T4">»</text:span></text:p>
          </table:table-cell>
        </table:table-row>
      </table:table>
      <text:p text:style-name="P28"><text:span text:style-name="T4">замінити такою позицією</text:span>: 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1">«МВС </text:p>
          </table:table-cell>
          <table:table-cell table:style-name="Таблица4.A1" office:value-type="string">
            <text:p text:style-name="P22"><text:span text:style-name="T4">охорона громадського порядку, забезпечення громадської безпеки (у тому числі піротехнічні вироби; технічні засоби охоронного призначення; спеціальні засоби індивідуального захисту та активної оборони; мисливська і спортивна вогнепальна зброя; холодна зброя; конструктивно схожі із зброєю вироби для розваг і відпочинку); цивільний захист, техногенна і пожежна безпека, гідрометеорологічна діяльність (у тому числі засоби протипожежного захисту; засоби цивільного захисту (крім виробів медичного призначення та лікарських засобів); пожежобезпечність продукції (крім видів продукції, які включені до сфер </text:span><text:soft-page-break/><text:span text:style-name="T4">діяльності, у яких функції технічного регулювання здійснюються іншими центральними органами виконавчої влади, і стосовно яких встановлені вимоги щодо пожежобезпечності)».</text:span></text:p>
          </table:table-cell>
        </table:table-row>
      </table:table>
      <text:p text:style-name="P29">2) позицію 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1">«ДСНС</text:p>
          </table:table-cell>
          <table:table-cell table:style-name="Таблица5.A1" office:value-type="string">
            <text:p text:style-name="P21">цивільний захист, техногенна і пожежна безпека, гідрометеорологічна діяльність (у тому числі засоби протипожежного захисту; засоби цивільного захисту (крім виробів медичного призначення та лікарських засобів); пожежобезпечність продукції (крім видів продукції, які включені до сфер діяльності, у яких функції технічного регулювання здійснюються іншими центральними органами виконавчої влади, і стосовно яких установлені вимоги щодо пожежобезпечності)»</text:p>
          </table:table-cell>
        </table:table-row>
      </table:table>
      <text:p text:style-name="P30">виключити.</text:p>
      <text:p text:style-name="P14"/>
      <text:p text:style-name="P11">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EUAlbertina" svg:font-family="EUAlbertina, 'Times New Roman'" style:font-family-generic="roman"/>
    <style:font-face style:name="Antiqua" svg:font-family="Antiqua, 'Century Gothic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, Times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, Times" style:font-family-generic="roman" style:font-pitch="variable" fo:font-size="10pt" fo:language="ru" fo:country="RU" style:font-name-asian="Times New Roman" style:font-family-asian="'Times New Roman', Times" style:font-family-generic-asian="roman" style:font-pitch-asian="variable" style:font-size-asian="10pt" style:language-asian="zh" style:country-asian="CN" style:font-name-complex="Times New Roman" style:font-family-complex="'Times New Roman', Times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text-indent="1.251cm" style:auto-text-indent="false"/>
      <style:text-properties style:font-name="Times New Roman" fo:font-family="'Times New Roman', Times" style:font-family-generic="roman" style:font-pitch="variable" fo:font-size="14pt" fo:language="uk" fo:country="UA" style:font-size-asian="14pt" style:font-name-complex="Times New Roman" style:font-family-complex="'Times New Roman', Times" style:font-family-generic-complex="roman" style:font-pitch-complex="variable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1.27cm" style:auto-text-indent="false" fo:keep-with-next="always"/>
      <style:text-properties style:font-name="Times New Roman" fo:font-family="'Times New Roman', Times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, Times" style:font-family-generic-complex="roman" style:font-pitch-complex="variable"/>
    </style:style>
    <style:style style:name="Назва_20_об_27_єкта" style:display-name="Назва об'є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Покажчик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Стандартний_20_HTML" style:display-name="Стандартни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language="uk" fo:country="UA" style:font-name-complex="Courier New" style:font-family-complex="'Courier New'" style:font-family-generic-complex="modern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text-indent="1cm" style:auto-text-indent="false"/>
      <style:text-properties style:font-name="Antiqua" fo:font-family="Antiqua, 'Century Gothic'" style:font-family-generic="roman" style:font-pitch="variable" fo:font-size="13pt" fo:language="uk" fo:country="UA" style:font-size-asian="13pt" style:font-name-complex="Antiqua" style:font-family-complex="Antiqua, 'Century Gothic'" style:font-family-generic-complex="roman" style:font-pitch-complex="variable"/>
    </style:style>
    <style:style style:name="Назва_20_документа" style:display-name="Назва документа" style:family="paragraph" style:parent-style-name="Standard" style:next-style-name="Нормальний_20_текст">
      <style:paragraph-properties fo:margin-top="0.423cm" fo:margin-bottom="0.423cm" loext:contextual-spacing="false" fo:text-align="center" style:justify-single-word="false" fo:keep-together="always" fo:keep-with-next="always"/>
      <style:text-properties style:font-name="Antiqua" fo:font-family="Antiqua, 'Century Gothic'" style:font-family-generic="roman" style:font-pitch="variable" fo:font-size="13pt" fo:language="uk" fo:country="UA" fo:font-weight="bold" style:font-size-asian="13pt" style:font-weight-asian="bold" style:font-name-complex="Antiqua" style:font-family-complex="Antiqua, 'Century Gothic'" style:font-family-generic-complex="roman" style:font-pitch-complex="variable"/>
    </style:style>
    <style:style style:name="Normal_20_Text" style:display-name="Normal Text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ntiqua" fo:font-family="Antiqua, 'Century Gothic'" style:font-family-generic="roman" style:font-pitch="variable" fo:font-size="13pt" fo:language="uk" fo:country="UA" style:font-size-asian="13pt" style:font-name-complex="Antiqua" style:font-family-complex="Antiqua, 'Century Gothic'" style:font-family-generic-complex="roman" style:font-pitch-complex="variable"/>
    </style:style>
    <style:style style:name="CM4" style:family="paragraph" style:parent-style-name="Standard" style:next-style-name="Standard">
      <style:paragraph-properties style:text-autospace="none"/>
      <style:text-properties style:font-name="EUAlbertina" fo:font-family="EUAlbertina, 'Times New Roman'" style:font-family-generic="roman" fo:font-size="12pt" style:font-name-asian="Calibri" style:font-family-asian="Calibri, 'Century Gothic'" style:font-family-generic-asian="swiss" style:font-pitch-asian="variable" style:font-size-asian="12pt" style:font-name-complex="EUAlbertina" style:font-family-complex="EUAlbertina, 'Times New Roman'" style:font-family-generic-complex="roman" style:font-size-complex="12pt"/>
    </style:style>
    <style:style style:name="ti-grseq-1" style:family="paragraph" style:parent-style-name="Standard">
      <style:paragraph-properties fo:margin-top="0.176cm" fo:margin-bottom="0.176cm" loext:contextual-spacing="false"/>
      <style:text-properties fo:font-size="12pt" fo:language="uk" fo:country="UA" style:font-size-asian="12pt" style:font-size-complex="12pt"/>
    </style:style>
    <style:style style:name="LO-normal" style:family="paragraph" style:parent-style-name="Standard">
      <style:paragraph-properties fo:margin-top="0.176cm" fo:margin-bottom="0.176cm" loext:contextual-spacing="false"/>
      <style:text-properties fo:font-size="12pt" fo:language="uk" fo:country="UA" style:font-size-asian="12pt" style:font-size-complex="12pt"/>
    </style:style>
    <style:style style:name="sti-art" style:family="paragraph" style:parent-style-name="Standard">
      <style:paragraph-properties fo:margin-top="0.176cm" fo:margin-bottom="0.176cm" loext:contextual-spacing="false"/>
      <style:text-properties fo:font-size="12pt" fo:language="uk" fo:country="UA" style:font-size-asian="12pt" style:font-size-complex="12pt"/>
    </style:style>
    <style:style style:name="rvps2" style:family="paragraph" style:parent-style-name="Standard">
      <style:paragraph-properties fo:margin-left="0cm" fo:margin-right="0cm" fo:margin-top="0cm" fo:margin-bottom="0.265cm" loext:contextual-spacing="false" fo:text-align="justify" style:justify-single-word="false" fo:text-indent="0.794cm" style:auto-text-indent="false"/>
      <style:text-properties fo:color="#000000" fo:font-size="12pt" style:font-size-asian="12pt" style:font-size-complex="12pt"/>
    </style:style>
    <style:style style:name="tj1" style:family="paragraph" style:parent-style-name="Standard">
      <style:paragraph-properties fo:text-align="justify" style:justify-single-word="false"/>
      <style:text-properties fo:font-size="12pt" fo:language="uk" fo:country="UA" style:font-size-asian="12pt" style:font-size-complex="12pt"/>
    </style:style>
    <style:style style:name="norm" style:family="paragraph" style:parent-style-name="Standard">
      <style:paragraph-properties fo:margin-top="0.176cm" fo:margin-bottom="0.176cm" loext:contextual-spacing="false"/>
      <style:text-properties fo:font-size="12pt" fo:language="uk" fo:country="UA" style:font-size-asian="12pt" style:font-size-complex="12pt"/>
    </style:style>
    <style:style style:name="Текст_20_у_20_виносці" style:display-name="Текст у виносці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rvps14" style:family="paragraph" style:parent-style-name="Standard">
      <style:paragraph-properties fo:margin-top="0.176cm" fo:margin-bottom="0.176cm" loext:contextual-spacing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Вміст_20_таблиці" style:display-name="Вміст таблиці" style:family="paragraph" style:parent-style-name="Standard">
      <style:paragraph-properties text:number-lines="false" text:line-number="0"/>
    </style:style>
    <style:style style:name="Заголовок_20_таблиці" style:display-name="Заголовок таблиці" style:family="paragraph" style:parent-style-name="Вміст_20_таблиці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language="uk" fo:country="UA" style:font-size-asian="14pt" style:font-size-complex="14pt"/>
    </style:style>
    <style:style style:name="Шрифт_20_абзацу_20_за_20_промовчанням" style:display-name="Шрифт абзацу за промовчанням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2" style:display-name="Основной шрифт абзаца2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Internet_20_link" style:display-name="Internet link" style:family="text">
      <style:text-properties fo:color="#15629d" style:text-line-through-style="none" style:text-line-through-type="none" style:text-underline-style="none"/>
    </style:style>
    <style:style style:name="rvts0" style:family="text" style:parent-style-name="Основной_20_шрифт_20_абзаца1"/>
    <style:style style:name="rvts23" style:family="text" style:parent-style-name="Основной_20_шрифт_20_абзаца1"/>
    <style:style style:name="rvts64" style:family="text" style:parent-style-name="Основной_20_шрифт_20_абзаца1"/>
    <style:style style:name="rvts9" style:family="text" style:parent-style-name="Основной_20_шрифт_20_абзаца1"/>
    <style:style style:name="rvts52" style:family="text" style:parent-style-name="Основной_20_шрифт_20_абзаца1"/>
    <style:style style:name="rvts44" style:family="text" style:parent-style-name="Основной_20_шрифт_20_абзаца1"/>
    <style:style style:name="rvts15" style:family="text" style:parent-style-name="Основной_20_шрифт_20_абзаца1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converted-space" style:family="text"/>
    <style:style style:name="bold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fo:language="ru" fo:country="RU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fo:language="ru" fo:country="RU" style:language-asian="zh" style:country-asian="CN"/>
    </style:style>
    <style:style style:name="Верхний_20_колонтитул_20_Знак" style:display-name="Верхний колонтитул Знак" style:family="text">
      <style:text-properties style:language-asian="zh" style:country-asian="C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ffffff" fo:language="uk" fo:country="UA"/>
    </style:style>
    <style:style style:name="MP2" style:family="paragraph" style:parent-style-name="Header">
      <style:text-properties fo:color="#ffffff" fo:language="uk" fo:country="UA"/>
    </style:style>
    <style:page-layout style:name="Mpm1">
      <style:page-layout-properties fo:page-width="21.001cm" fo:page-height="29.7cm" style:num-format="1" style:print-orientation="portrait" fo:margin-top="1.249cm" fo:margin-bottom="2cm" fo:margin-left="2.501cm" fo:margin-right="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3</text:p>
        <text:p text:style-name="MP2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YBG</meta:initial-creator>
    <meta:creation-date>2020-01-21T16:48:00</meta:creation-date>
    <dc:creator>user</dc:creator>
    <dc:date>2020-01-22T12:08:00</dc:date>
    <meta:print-date>2020-01-21T16:59:00</meta:print-date>
    <meta:editing-cycles>6</meta:editing-cycles>
    <meta:editing-duration>PT1H11M</meta:editing-duration>
    <meta:document-statistic meta:table-count="5" meta:image-count="0" meta:object-count="0" meta:page-count="5" meta:paragraph-count="64" meta:word-count="791" meta:character-count="6299" meta:non-whitespace-character-count="5472"/>
    <meta:generator>LibreOffice/5.1.1.3$Windows_x86 LibreOffice_project/89f508ef3ecebd2cfb8e1def0f0ba9a803b88a6d</meta:generator>
  </office:meta>
</office:document-meta>
</file>